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23">
      <style:table-cell-properties fo:background-color="#ffff99" fo:border="0.06pt solid #0000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 style:data-style-name="N129">
      <style:table-cell-properties fo:background-color="#33ff99" fo:border="0.06pt solid #000000"/>
    </style:style>
    <style:style style:name="ce6" style:family="table-cell" style:parent-style-name="Default">
      <style:table-cell-properties fo:background-color="#ff3333" fo:border="0.06pt solid #000000"/>
      <style:text-properties fo:color="#8000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 style:data-style-name="N2">
      <style:table-cell-properties fo:background-color="#ff6600" fo:border="0.06pt solid #000000"/>
    </style:style>
    <style:style style:name="ce9" style:family="table-cell" style:parent-style-name="Default" style:data-style-name="N129">
      <style:table-cell-properties fo:background-color="#33ff99" fo:border="0.06pt solid #000000"/>
      <style:text-properties fo:font-weight="normal" style:font-weight-asian="normal" style:font-weight-complex="normal"/>
    </style:style>
    <style:style style:name="ce10" style:family="table-cell" style:parent-style-name="Default" style:data-style-name="N134">
      <style:table-cell-properties fo:background-color="#33ff99" fo:border="0.06pt solid #000000"/>
    </style:style>
    <style:style style:name="ce11" style:family="table-cell" style:parent-style-name="Default">
      <style:table-cell-properties fo:background-color="#ff66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8" table:default-cell-style-name="ce4"/>
        <table:table-column table:style-name="co1" table:number-columns-repeated="2" table:default-cell-style-name="ce11"/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M1_Sspd_9_mean</text:p>
          </table:table-cell>
          <table:table-cell table:style-name="ce3" office:value-type="string" calcext:value-type="string">
            <text:p>M1_Sspd_5_mean</text:p>
          </table:table-cell>
          <table:table-cell table:style-name="ce3" office:value-type="string" calcext:value-type="string">
            <text:p>M1_Sspd_2_mean</text:p>
          </table:table-cell>
          <table:table-cell table:style-name="ce7" office:value-type="string" calcext:value-type="string">
            <text:p>M1_Sdir_9_mean</text:p>
          </table:table-cell>
          <table:table-cell table:style-name="ce7" office:value-type="string" calcext:value-type="string">
            <text:p>M1_Sdir_5_mean</text:p>
          </table:table-cell>
          <table:table-cell table:style-name="ce7" office:value-type="string" calcext:value-type="string">
            <text:p>M1_Sdir_2_min</text:p>
          </table:table-cell>
          <table:table-cell table:style-name="ce3" office:value-type="string" calcext:value-type="string">
            <text:p>M2_Cup_9_mean</text:p>
          </table:table-cell>
          <table:table-cell table:style-name="ce3" office:value-type="string" calcext:value-type="string">
            <text:p>M2_Sspd_5_mean</text:p>
          </table:table-cell>
          <table:table-cell table:style-name="ce3" office:value-type="string" calcext:value-type="string">
            <text:p>M2_Sspd_2_mean</text:p>
          </table:table-cell>
          <table:table-cell table:style-name="ce7" office:value-type="string" calcext:value-type="string">
            <text:p>M2_Sdir_5_mean</text:p>
          </table:table-cell>
          <table:table-cell table:style-name="ce7" office:value-type="string" calcext:value-type="string">
            <text:p>M2_Sdir_2_mean</text:p>
          </table:table-cell>
          <table:table-cell table:style-name="ce3" office:value-type="string" calcext:value-type="string">
            <text:p>M3_Cup_9_mean</text:p>
          </table:table-cell>
          <table:table-cell table:style-name="ce3" office:value-type="string" calcext:value-type="string">
            <text:p>M3_Sspd_5_mean</text:p>
          </table:table-cell>
          <table:table-cell table:style-name="ce3" office:value-type="string" calcext:value-type="string">
            <text:p>M3_Sspd_2_mean</text:p>
          </table:table-cell>
          <table:table-cell table:style-name="ce7" office:value-type="string" calcext:value-type="string">
            <text:p>M3_Sdir_5_mean</text:p>
          </table:table-cell>
          <table:table-cell table:style-name="ce7" office:value-type="string" calcext:value-type="string">
            <text:p>M3_Sdir_2_mean</text:p>
          </table:table-cell>
          <table:table-cell table:style-name="ce3" office:value-type="string" calcext:value-type="string">
            <text:p>M4_Sspd_9_mean</text:p>
          </table:table-cell>
          <table:table-cell table:style-name="ce3" office:value-type="string" calcext:value-type="string">
            <text:p>M4_Sspd_5_mean</text:p>
          </table:table-cell>
          <table:table-cell table:style-name="ce3" office:value-type="string" calcext:value-type="string">
            <text:p>M4_Sspd_2_mean</text:p>
          </table:table-cell>
          <table:table-cell table:style-name="ce7" office:value-type="string" calcext:value-type="string">
            <text:p>M4_Sdir_9_mean</text:p>
          </table:table-cell>
          <table:table-cell table:style-name="ce7" office:value-type="string" calcext:value-type="string">
            <text:p>M4_Sdir_5_mean</text:p>
          </table:table-cell>
          <table:table-cell table:style-name="ce7" office:value-type="string" calcext:value-type="string">
            <text:p>M4_Sdir_2_mean</text:p>
          </table:table-cell>
          <table:table-cell table:style-name="ce3" office:value-type="string" calcext:value-type="string">
            <text:p>M5_Sspd_5_mean</text:p>
          </table:table-cell>
          <table:table-cell table:style-name="ce3" office:value-type="string" calcext:value-type="string">
            <text:p>M5_Sspd_2_mean</text:p>
          </table:table-cell>
          <table:table-cell table:style-name="ce7" office:value-type="string" calcext:value-type="string">
            <text:p>M5_Sdir_5_mean</text:p>
          </table:table-cell>
          <table:table-cell table:style-name="ce7" office:value-type="string" calcext:value-type="string">
            <text:p>M5_Sdir_2_mean</text:p>
          </table:table-cell>
          <table:table-cell table:style-name="ce3" office:value-type="string" calcext:value-type="string">
            <text:p>M6_Cup_9_mean</text:p>
          </table:table-cell>
          <table:table-cell table:style-name="ce3" office:value-type="string" calcext:value-type="string">
            <text:p>M6_Sspd_5_mean</text:p>
          </table:table-cell>
          <table:table-cell table:style-name="ce3" office:value-type="string" calcext:value-type="string">
            <text:p>M6_Sspd_2_mean</text:p>
          </table:table-cell>
          <table:table-cell table:style-name="ce7" office:value-type="string" calcext:value-type="string">
            <text:p>M6_Sdir_5_mean</text:p>
          </table:table-cell>
          <table:table-cell table:style-name="ce7" office:value-type="string" calcext:value-type="string">
            <text:p>M6_Sdir_2_mean</text:p>
          </table:table-cell>
          <table:table-cell table:style-name="ce3" office:value-type="string" calcext:value-type="string">
            <text:p>M7_Sspd_5_mean</text:p>
          </table:table-cell>
          <table:table-cell table:style-name="ce3" office:value-type="string" calcext:value-type="string">
            <text:p>M7_Sspd_2_mean</text:p>
          </table:table-cell>
          <table:table-cell table:style-name="ce7" office:value-type="string" calcext:value-type="string">
            <text:p>M7_Sdir_5_mean</text:p>
          </table:table-cell>
          <table:table-cell table:style-name="ce7" office:value-type="string" calcext:value-type="string">
            <text:p>M7_Sdir_2_mean</text:p>
          </table:table-cell>
          <table:table-cell table:style-name="ce3" office:value-type="string" calcext:value-type="string">
            <text:p>M8_Cup_9_mean</text:p>
          </table:table-cell>
          <table:table-cell table:style-name="ce3" office:value-type="string" calcext:value-type="string">
            <text:p>M8_Sspd_5_mean</text:p>
          </table:table-cell>
          <table:table-cell table:style-name="ce3" office:value-type="string" calcext:value-type="string">
            <text:p>M8_Sspd_2_mean</text:p>
          </table:table-cell>
          <table:table-cell table:style-name="ce7" office:value-type="string" calcext:value-type="string">
            <text:p>M8_Sdir_5_mean</text:p>
          </table:table-cell>
          <table:table-cell table:style-name="ce7" office:value-type="string" calcext:value-type="string">
            <text:p>M8_Sdir_2_mean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table:number-columns-repeated="40"/>
        </table:table-row>
        <table:table-row table:style-name="ro2">
          <table:table-cell office:value-type="float" office:value="0.167" calcext:value-type="float">
            <text:p>0.167</text:p>
          </table:table-cell>
          <table:table-cell table:number-columns-repeated="40"/>
        </table:table-row>
        <table:table-row table:style-name="ro2">
          <table:table-cell office:value-type="float" office:value="0.333" calcext:value-type="float">
            <text:p>0.333</text:p>
          </table:table-cell>
          <table:table-cell table:number-columns-repeated="40"/>
        </table:table-row>
        <table:table-row table:style-name="ro2">
          <table:table-cell office:value-type="float" office:value="0.5" calcext:value-type="float">
            <text:p>0.500</text:p>
          </table:table-cell>
          <table:table-cell table:number-columns-repeated="40"/>
        </table:table-row>
        <table:table-row table:style-name="ro2">
          <table:table-cell office:value-type="float" office:value="0.667" calcext:value-type="float">
            <text:p>0.667</text:p>
          </table:table-cell>
          <table:table-cell table:number-columns-repeated="40"/>
        </table:table-row>
        <table:table-row table:style-name="ro2">
          <table:table-cell office:value-type="float" office:value="0.833" calcext:value-type="float">
            <text:p>0.833</text:p>
          </table:table-cell>
          <table:table-cell table:number-columns-repeated="40"/>
        </table:table-row>
        <table:table-row table:style-name="ro2">
          <table:table-cell office:value-type="float" office:value="1" calcext:value-type="float">
            <text:p>1.000</text:p>
          </table:table-cell>
          <table:table-cell table:number-columns-repeated="40"/>
        </table:table-row>
        <table:table-row table:style-name="ro2">
          <table:table-cell office:value-type="float" office:value="1.167" calcext:value-type="float">
            <text:p>1.167</text:p>
          </table:table-cell>
          <table:table-cell table:number-columns-repeated="40"/>
        </table:table-row>
        <table:table-row table:style-name="ro2">
          <table:table-cell office:value-type="float" office:value="1.333" calcext:value-type="float">
            <text:p>1.333</text:p>
          </table:table-cell>
          <table:table-cell table:number-columns-repeated="40"/>
        </table:table-row>
        <table:table-row table:style-name="ro2">
          <table:table-cell office:value-type="float" office:value="1.5" calcext:value-type="float">
            <text:p>1.500</text:p>
          </table:table-cell>
          <table:table-cell table:number-columns-repeated="40"/>
        </table:table-row>
        <table:table-row table:style-name="ro2">
          <table:table-cell office:value-type="float" office:value="1.667" calcext:value-type="float">
            <text:p>1.667</text:p>
          </table:table-cell>
          <table:table-cell table:number-columns-repeated="40"/>
        </table:table-row>
        <table:table-row table:style-name="ro2">
          <table:table-cell office:value-type="float" office:value="1.833" calcext:value-type="float">
            <text:p>1.833</text:p>
          </table:table-cell>
          <table:table-cell table:number-columns-repeated="40"/>
        </table:table-row>
        <table:table-row table:style-name="ro2">
          <table:table-cell office:value-type="float" office:value="2" calcext:value-type="float">
            <text:p>2.000</text:p>
          </table:table-cell>
          <table:table-cell table:number-columns-repeated="40"/>
        </table:table-row>
        <table:table-row table:style-name="ro2">
          <table:table-cell office:value-type="float" office:value="2.167" calcext:value-type="float">
            <text:p>2.167</text:p>
          </table:table-cell>
          <table:table-cell table:number-columns-repeated="40"/>
        </table:table-row>
        <table:table-row table:style-name="ro2">
          <table:table-cell office:value-type="float" office:value="2.333" calcext:value-type="float">
            <text:p>2.333</text:p>
          </table:table-cell>
          <table:table-cell table:number-columns-repeated="40"/>
        </table:table-row>
        <table:table-row table:style-name="ro2">
          <table:table-cell office:value-type="float" office:value="2.5" calcext:value-type="float">
            <text:p>2.500</text:p>
          </table:table-cell>
          <table:table-cell table:number-columns-repeated="40"/>
        </table:table-row>
        <table:table-row table:style-name="ro2">
          <table:table-cell office:value-type="float" office:value="2.667" calcext:value-type="float">
            <text:p>2.667</text:p>
          </table:table-cell>
          <table:table-cell table:number-columns-repeated="40"/>
        </table:table-row>
        <table:table-row table:style-name="ro2">
          <table:table-cell office:value-type="float" office:value="2.833" calcext:value-type="float">
            <text:p>2.833</text:p>
          </table:table-cell>
          <table:table-cell table:number-columns-repeated="40"/>
        </table:table-row>
        <table:table-row table:style-name="ro2">
          <table:table-cell office:value-type="float" office:value="3" calcext:value-type="float">
            <text:p>3.000</text:p>
          </table:table-cell>
          <table:table-cell table:number-columns-repeated="40"/>
        </table:table-row>
        <table:table-row table:style-name="ro2">
          <table:table-cell office:value-type="float" office:value="3.167" calcext:value-type="float">
            <text:p>3.167</text:p>
          </table:table-cell>
          <table:table-cell table:number-columns-repeated="40"/>
        </table:table-row>
        <table:table-row table:style-name="ro2">
          <table:table-cell office:value-type="float" office:value="3.333" calcext:value-type="float">
            <text:p>3.333</text:p>
          </table:table-cell>
          <table:table-cell table:number-columns-repeated="40"/>
        </table:table-row>
        <table:table-row table:style-name="ro2">
          <table:table-cell office:value-type="float" office:value="3.5" calcext:value-type="float">
            <text:p>3.500</text:p>
          </table:table-cell>
          <table:table-cell table:number-columns-repeated="40"/>
        </table:table-row>
        <table:table-row table:style-name="ro2">
          <table:table-cell office:value-type="float" office:value="3.667" calcext:value-type="float">
            <text:p>3.667</text:p>
          </table:table-cell>
          <table:table-cell table:number-columns-repeated="40"/>
        </table:table-row>
        <table:table-row table:style-name="ro2">
          <table:table-cell office:value-type="float" office:value="3.833" calcext:value-type="float">
            <text:p>3.833</text:p>
          </table:table-cell>
          <table:table-cell table:number-columns-repeated="40"/>
        </table:table-row>
        <table:table-row table:style-name="ro2">
          <table:table-cell office:value-type="float" office:value="4" calcext:value-type="float">
            <text:p>4.000</text:p>
          </table:table-cell>
          <table:table-cell table:number-columns-repeated="40"/>
        </table:table-row>
        <table:table-row table:style-name="ro2">
          <table:table-cell office:value-type="float" office:value="4.167" calcext:value-type="float">
            <text:p>4.167</text:p>
          </table:table-cell>
          <table:table-cell table:number-columns-repeated="40"/>
        </table:table-row>
        <table:table-row table:style-name="ro2">
          <table:table-cell office:value-type="float" office:value="4.333" calcext:value-type="float">
            <text:p>4.333</text:p>
          </table:table-cell>
          <table:table-cell table:number-columns-repeated="40"/>
        </table:table-row>
        <table:table-row table:style-name="ro2">
          <table:table-cell office:value-type="float" office:value="4.5" calcext:value-type="float">
            <text:p>4.500</text:p>
          </table:table-cell>
          <table:table-cell table:number-columns-repeated="40"/>
        </table:table-row>
        <table:table-row table:style-name="ro2">
          <table:table-cell office:value-type="float" office:value="4.667" calcext:value-type="float">
            <text:p>4.667</text:p>
          </table:table-cell>
          <table:table-cell table:number-columns-repeated="40"/>
        </table:table-row>
        <table:table-row table:style-name="ro2">
          <table:table-cell office:value-type="float" office:value="4.833" calcext:value-type="float">
            <text:p>4.833</text:p>
          </table:table-cell>
          <table:table-cell table:number-columns-repeated="40"/>
        </table:table-row>
        <table:table-row table:style-name="ro2">
          <table:table-cell office:value-type="float" office:value="5" calcext:value-type="float">
            <text:p>5.000</text:p>
          </table:table-cell>
          <table:table-cell table:number-columns-repeated="40"/>
        </table:table-row>
        <table:table-row table:style-name="ro2">
          <table:table-cell office:value-type="float" office:value="5.167" calcext:value-type="float">
            <text:p>5.167</text:p>
          </table:table-cell>
          <table:table-cell table:number-columns-repeated="40"/>
        </table:table-row>
        <table:table-row table:style-name="ro2">
          <table:table-cell office:value-type="float" office:value="5.333" calcext:value-type="float">
            <text:p>5.333</text:p>
          </table:table-cell>
          <table:table-cell table:number-columns-repeated="40"/>
        </table:table-row>
        <table:table-row table:style-name="ro2">
          <table:table-cell office:value-type="float" office:value="5.5" calcext:value-type="float">
            <text:p>5.500</text:p>
          </table:table-cell>
          <table:table-cell table:number-columns-repeated="40"/>
        </table:table-row>
        <table:table-row table:style-name="ro2">
          <table:table-cell office:value-type="float" office:value="5.667" calcext:value-type="float">
            <text:p>5.667</text:p>
          </table:table-cell>
          <table:table-cell table:number-columns-repeated="40"/>
        </table:table-row>
        <table:table-row table:style-name="ro2">
          <table:table-cell office:value-type="float" office:value="5.833" calcext:value-type="float">
            <text:p>5.833</text:p>
          </table:table-cell>
          <table:table-cell table:number-columns-repeated="40"/>
        </table:table-row>
        <table:table-row table:style-name="ro2">
          <table:table-cell office:value-type="float" office:value="6" calcext:value-type="float">
            <text:p>6.000</text:p>
          </table:table-cell>
          <table:table-cell table:number-columns-repeated="40"/>
        </table:table-row>
        <table:table-row table:style-name="ro2">
          <table:table-cell office:value-type="float" office:value="6.167" calcext:value-type="float">
            <text:p>6.167</text:p>
          </table:table-cell>
          <table:table-cell table:number-columns-repeated="40"/>
        </table:table-row>
        <table:table-row table:style-name="ro2">
          <table:table-cell office:value-type="float" office:value="6.333" calcext:value-type="float">
            <text:p>6.333</text:p>
          </table:table-cell>
          <table:table-cell table:number-columns-repeated="40"/>
        </table:table-row>
        <table:table-row table:style-name="ro2">
          <table:table-cell office:value-type="float" office:value="6.5" calcext:value-type="float">
            <text:p>6.500</text:p>
          </table:table-cell>
          <table:table-cell table:number-columns-repeated="40"/>
        </table:table-row>
        <table:table-row table:style-name="ro2">
          <table:table-cell office:value-type="float" office:value="6.667" calcext:value-type="float">
            <text:p>6.667</text:p>
          </table:table-cell>
          <table:table-cell table:number-columns-repeated="40"/>
        </table:table-row>
        <table:table-row table:style-name="ro2">
          <table:table-cell office:value-type="float" office:value="6.833" calcext:value-type="float">
            <text:p>6.833</text:p>
          </table:table-cell>
          <table:table-cell table:number-columns-repeated="40"/>
        </table:table-row>
        <table:table-row table:style-name="ro2">
          <table:table-cell office:value-type="float" office:value="7" calcext:value-type="float">
            <text:p>7.000</text:p>
          </table:table-cell>
          <table:table-cell table:number-columns-repeated="40"/>
        </table:table-row>
        <table:table-row table:style-name="ro2">
          <table:table-cell office:value-type="float" office:value="7.167" calcext:value-type="float">
            <text:p>7.167</text:p>
          </table:table-cell>
          <table:table-cell table:number-columns-repeated="40"/>
        </table:table-row>
        <table:table-row table:style-name="ro2">
          <table:table-cell office:value-type="float" office:value="7.333" calcext:value-type="float">
            <text:p>7.333</text:p>
          </table:table-cell>
          <table:table-cell table:number-columns-repeated="40"/>
        </table:table-row>
        <table:table-row table:style-name="ro2">
          <table:table-cell office:value-type="float" office:value="7.5" calcext:value-type="float">
            <text:p>7.500</text:p>
          </table:table-cell>
          <table:table-cell table:number-columns-repeated="40"/>
        </table:table-row>
        <table:table-row table:style-name="ro2">
          <table:table-cell office:value-type="float" office:value="7.667" calcext:value-type="float">
            <text:p>7.667</text:p>
          </table:table-cell>
          <table:table-cell table:number-columns-repeated="40"/>
        </table:table-row>
        <table:table-row table:style-name="ro2">
          <table:table-cell office:value-type="float" office:value="7.833" calcext:value-type="float">
            <text:p>7.833</text:p>
          </table:table-cell>
          <table:table-cell table:number-columns-repeated="40"/>
        </table:table-row>
        <table:table-row table:style-name="ro2">
          <table:table-cell office:value-type="float" office:value="8" calcext:value-type="float">
            <text:p>8.000</text:p>
          </table:table-cell>
          <table:table-cell table:number-columns-repeated="40"/>
        </table:table-row>
        <table:table-row table:style-name="ro2">
          <table:table-cell office:value-type="float" office:value="8.167" calcext:value-type="float">
            <text:p>8.167</text:p>
          </table:table-cell>
          <table:table-cell table:number-columns-repeated="40"/>
        </table:table-row>
        <table:table-row table:style-name="ro2">
          <table:table-cell office:value-type="float" office:value="8.333" calcext:value-type="float">
            <text:p>8.333</text:p>
          </table:table-cell>
          <table:table-cell table:number-columns-repeated="40"/>
        </table:table-row>
        <table:table-row table:style-name="ro2">
          <table:table-cell office:value-type="float" office:value="8.5" calcext:value-type="float">
            <text:p>8.500</text:p>
          </table:table-cell>
          <table:table-cell table:number-columns-repeated="40"/>
        </table:table-row>
        <table:table-row table:style-name="ro2">
          <table:table-cell office:value-type="float" office:value="8.667" calcext:value-type="float">
            <text:p>8.667</text:p>
          </table:table-cell>
          <table:table-cell table:number-columns-repeated="40"/>
        </table:table-row>
        <table:table-row table:style-name="ro2">
          <table:table-cell office:value-type="float" office:value="8.833" calcext:value-type="float">
            <text:p>8.833</text:p>
          </table:table-cell>
          <table:table-cell table:number-columns-repeated="40"/>
        </table:table-row>
        <table:table-row table:style-name="ro2">
          <table:table-cell office:value-type="float" office:value="9" calcext:value-type="float">
            <text:p>9.000</text:p>
          </table:table-cell>
          <table:table-cell table:number-columns-repeated="40"/>
        </table:table-row>
        <table:table-row table:style-name="ro2">
          <table:table-cell office:value-type="float" office:value="9.167" calcext:value-type="float">
            <text:p>9.167</text:p>
          </table:table-cell>
          <table:table-cell table:number-columns-repeated="40"/>
        </table:table-row>
        <table:table-row table:style-name="ro2">
          <table:table-cell office:value-type="float" office:value="9.333" calcext:value-type="float">
            <text:p>9.333</text:p>
          </table:table-cell>
          <table:table-cell table:number-columns-repeated="40"/>
        </table:table-row>
        <table:table-row table:style-name="ro2">
          <table:table-cell office:value-type="float" office:value="9.5" calcext:value-type="float">
            <text:p>9.500</text:p>
          </table:table-cell>
          <table:table-cell table:number-columns-repeated="40"/>
        </table:table-row>
        <table:table-row table:style-name="ro2">
          <table:table-cell office:value-type="float" office:value="9.667" calcext:value-type="float">
            <text:p>9.667</text:p>
          </table:table-cell>
          <table:table-cell table:number-columns-repeated="40"/>
        </table:table-row>
        <table:table-row table:style-name="ro2">
          <table:table-cell office:value-type="float" office:value="9.833" calcext:value-type="float">
            <text:p>9.833</text:p>
          </table:table-cell>
          <table:table-cell table:number-columns-repeated="40"/>
        </table:table-row>
        <table:table-row table:style-name="ro2">
          <table:table-cell office:value-type="float" office:value="10" calcext:value-type="float">
            <text:p>10.000</text:p>
          </table:table-cell>
          <table:table-cell table:number-columns-repeated="40"/>
        </table:table-row>
        <table:table-row table:style-name="ro2">
          <table:table-cell office:value-type="float" office:value="10.167" calcext:value-type="float">
            <text:p>10.167</text:p>
          </table:table-cell>
          <table:table-cell table:number-columns-repeated="40"/>
        </table:table-row>
        <table:table-row table:style-name="ro2">
          <table:table-cell office:value-type="float" office:value="10.333" calcext:value-type="float">
            <text:p>10.333</text:p>
          </table:table-cell>
          <table:table-cell table:number-columns-repeated="40"/>
        </table:table-row>
        <table:table-row table:style-name="ro2">
          <table:table-cell office:value-type="float" office:value="10.5" calcext:value-type="float">
            <text:p>10.500</text:p>
          </table:table-cell>
          <table:table-cell table:number-columns-repeated="40"/>
        </table:table-row>
        <table:table-row table:style-name="ro2">
          <table:table-cell office:value-type="float" office:value="10.667" calcext:value-type="float">
            <text:p>10.667</text:p>
          </table:table-cell>
          <table:table-cell table:number-columns-repeated="40"/>
        </table:table-row>
        <table:table-row table:style-name="ro2">
          <table:table-cell office:value-type="float" office:value="10.833" calcext:value-type="float">
            <text:p>10.833</text:p>
          </table:table-cell>
          <table:table-cell table:number-columns-repeated="40"/>
        </table:table-row>
        <table:table-row table:style-name="ro2">
          <table:table-cell office:value-type="float" office:value="11" calcext:value-type="float">
            <text:p>11.000</text:p>
          </table:table-cell>
          <table:table-cell table:number-columns-repeated="40"/>
        </table:table-row>
        <table:table-row table:style-name="ro2">
          <table:table-cell office:value-type="float" office:value="11.167" calcext:value-type="float">
            <text:p>11.167</text:p>
          </table:table-cell>
          <table:table-cell table:number-columns-repeated="40"/>
        </table:table-row>
        <table:table-row table:style-name="ro2">
          <table:table-cell office:value-type="float" office:value="11.333" calcext:value-type="float">
            <text:p>11.333</text:p>
          </table:table-cell>
          <table:table-cell table:number-columns-repeated="40"/>
        </table:table-row>
        <table:table-row table:style-name="ro2">
          <table:table-cell office:value-type="float" office:value="11.5" calcext:value-type="float">
            <text:p>11.500</text:p>
          </table:table-cell>
          <table:table-cell table:number-columns-repeated="40"/>
        </table:table-row>
        <table:table-row table:style-name="ro2">
          <table:table-cell office:value-type="float" office:value="11.667" calcext:value-type="float">
            <text:p>11.667</text:p>
          </table:table-cell>
          <table:table-cell table:number-columns-repeated="40"/>
        </table:table-row>
        <table:table-row table:style-name="ro2">
          <table:table-cell office:value-type="float" office:value="11.833" calcext:value-type="float">
            <text:p>11.833</text:p>
          </table:table-cell>
          <table:table-cell table:number-columns-repeated="40"/>
        </table:table-row>
        <table:table-row table:style-name="ro2">
          <table:table-cell office:value-type="float" office:value="12" calcext:value-type="float">
            <text:p>12.000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2.167" calcext:value-type="float">
            <text:p>12.167</text:p>
          </table:table-cell>
          <table:table-cell table:style-name="ce5" office:value-type="float" office:value="4.9201879501" calcext:value-type="float">
            <text:p>4.92019</text:p>
          </table:table-cell>
          <table:table-cell table:style-name="ce5" office:value-type="float" office:value="4.0471725464" calcext:value-type="float">
            <text:p>4.04717</text:p>
          </table:table-cell>
          <table:table-cell table:style-name="ce5" office:value-type="float" office:value="3.313303709" calcext:value-type="float">
            <text:p>3.31330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7.8899316788" calcext:value-type="float">
            <text:p>7.88993</text:p>
          </table:table-cell>
          <table:table-cell table:style-name="ce9" office:value-type="float" office:value="7.2273569107" calcext:value-type="float">
            <text:p>7.22736</text:p>
          </table:table-cell>
          <table:table-cell table:style-name="ce5" office:value-type="float" office:value="6.854745388" calcext:value-type="float">
            <text:p>6.8547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7.7769398689" calcext:value-type="float">
            <text:p>7.77694</text:p>
          </table:table-cell>
          <table:table-cell table:style-name="ce10" office:value-type="float" office:value="7.1067667007" calcext:value-type="float">
            <text:p>7.10677</text:p>
          </table:table-cell>
          <table:table-cell table:style-name="ce10" office:value-type="float" office:value="6.0379490852" calcext:value-type="float">
            <text:p>6.0379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1103076935" calcext:value-type="float">
            <text:p>4.11031</text:p>
          </table:table-cell>
          <table:table-cell table:style-name="ce5" office:value-type="float" office:value="1.7373503447" calcext:value-type="float">
            <text:p>1.73735</text:p>
          </table:table-cell>
          <table:table-cell table:style-name="ce5" office:value-type="float" office:value="0.614171207" calcext:value-type="float">
            <text:p>0.61417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1329097748" calcext:value-type="float">
            <text:p>5.13291</text:p>
          </table:table-cell>
          <table:table-cell table:style-name="ce5" office:value-type="float" office:value="4.4443602562" calcext:value-type="float">
            <text:p>4.4443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7.982770443" calcext:value-type="float">
            <text:p>7.98277</text:p>
          </table:table-cell>
          <table:table-cell table:style-name="ce5" office:value-type="float" office:value="7.3822340965" calcext:value-type="float">
            <text:p>7.38223</text:p>
          </table:table-cell>
          <table:table-cell table:style-name="ce5" office:value-type="float" office:value="8.0397882462" calcext:value-type="float">
            <text:p>8.0397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4318008423" calcext:value-type="float">
            <text:p>6.43180</text:p>
          </table:table-cell>
          <table:table-cell table:style-name="ce5" office:value-type="float" office:value="5.7052259445" calcext:value-type="float">
            <text:p>5.7052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0503396988" calcext:value-type="float">
            <text:p>6.05034</text:p>
          </table:table-cell>
          <table:table-cell table:style-name="ce5" office:value-type="float" office:value="5.3675365448" calcext:value-type="float">
            <text:p>5.36754</text:p>
          </table:table-cell>
          <table:table-cell table:style-name="ce5" office:value-type="float" office:value="4.0132946968" calcext:value-type="float">
            <text:p>4.01329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2.333" calcext:value-type="float">
            <text:p>12.333</text:p>
          </table:table-cell>
          <table:table-cell table:style-name="ce5" office:value-type="float" office:value="4.9780297279" calcext:value-type="float">
            <text:p>4.97803</text:p>
          </table:table-cell>
          <table:table-cell table:style-name="ce5" office:value-type="float" office:value="3.9731402397" calcext:value-type="float">
            <text:p>3.97314</text:p>
          </table:table-cell>
          <table:table-cell table:style-name="ce5" office:value-type="float" office:value="3.1174066067" calcext:value-type="float">
            <text:p>3.11741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7.9967756271" calcext:value-type="float">
            <text:p>7.99678</text:p>
          </table:table-cell>
          <table:table-cell table:style-name="ce5" office:value-type="float" office:value="7.3703403473" calcext:value-type="float">
            <text:p>7.37034</text:p>
          </table:table-cell>
          <table:table-cell table:style-name="ce5" office:value-type="float" office:value="6.9306530952" calcext:value-type="float">
            <text:p>6.9306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7.9105911255" calcext:value-type="float">
            <text:p>7.91059</text:p>
          </table:table-cell>
          <table:table-cell table:style-name="ce10" office:value-type="float" office:value="7.226667881" calcext:value-type="float">
            <text:p>7.22667</text:p>
          </table:table-cell>
          <table:table-cell table:style-name="ce10" office:value-type="float" office:value="6.1216883659" calcext:value-type="float">
            <text:p>6.1216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1172690392" calcext:value-type="float">
            <text:p>4.11727</text:p>
          </table:table-cell>
          <table:table-cell table:style-name="ce5" office:value-type="float" office:value="1.7848767042" calcext:value-type="float">
            <text:p>1.78488</text:p>
          </table:table-cell>
          <table:table-cell table:style-name="ce5" office:value-type="float" office:value="0.6621690392" calcext:value-type="float">
            <text:p>0.66217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2238674164" calcext:value-type="float">
            <text:p>5.22387</text:p>
          </table:table-cell>
          <table:table-cell table:style-name="ce5" office:value-type="float" office:value="4.5104622841" calcext:value-type="float">
            <text:p>4.5104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8.1292238235" calcext:value-type="float">
            <text:p>8.12922</text:p>
          </table:table-cell>
          <table:table-cell table:style-name="ce5" office:value-type="float" office:value="7.5364203453" calcext:value-type="float">
            <text:p>7.53642</text:p>
          </table:table-cell>
          <table:table-cell table:style-name="ce5" office:value-type="float" office:value="8.2060289383" calcext:value-type="float">
            <text:p>8.2060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3993697166" calcext:value-type="float">
            <text:p>6.39937</text:p>
          </table:table-cell>
          <table:table-cell table:style-name="ce5" office:value-type="float" office:value="5.4022693634" calcext:value-type="float">
            <text:p>5.4022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04652071" calcext:value-type="float">
            <text:p>6.04652</text:p>
          </table:table-cell>
          <table:table-cell table:style-name="ce5" office:value-type="float" office:value="5.3605995178" calcext:value-type="float">
            <text:p>5.36060</text:p>
          </table:table-cell>
          <table:table-cell table:style-name="ce5" office:value-type="float" office:value="3.9900727272" calcext:value-type="float">
            <text:p>3.99007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2.5" calcext:value-type="float">
            <text:p>12.500</text:p>
          </table:table-cell>
          <table:table-cell table:style-name="ce5" office:value-type="float" office:value="4.9943475723" calcext:value-type="float">
            <text:p>4.99435</text:p>
          </table:table-cell>
          <table:table-cell table:style-name="ce5" office:value-type="float" office:value="3.9875683784" calcext:value-type="float">
            <text:p>3.98757</text:p>
          </table:table-cell>
          <table:table-cell table:style-name="ce5" office:value-type="float" office:value="3.0750069618" calcext:value-type="float">
            <text:p>3.07501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8.0827388763" calcext:value-type="float">
            <text:p>8.08274</text:p>
          </table:table-cell>
          <table:table-cell table:style-name="ce5" office:value-type="float" office:value="7.4231724739" calcext:value-type="float">
            <text:p>7.42317</text:p>
          </table:table-cell>
          <table:table-cell table:style-name="ce5" office:value-type="float" office:value="6.9992742538" calcext:value-type="float">
            <text:p>6.9992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7.9724507332" calcext:value-type="float">
            <text:p>7.97245</text:p>
          </table:table-cell>
          <table:table-cell table:style-name="ce10" office:value-type="float" office:value="7.2662591934" calcext:value-type="float">
            <text:p>7.26626</text:p>
          </table:table-cell>
          <table:table-cell table:style-name="ce10" office:value-type="float" office:value="6.1191091537" calcext:value-type="float">
            <text:p>6.11911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1957988739" calcext:value-type="float">
            <text:p>4.19580</text:p>
          </table:table-cell>
          <table:table-cell table:style-name="ce5" office:value-type="float" office:value="1.8376799822" calcext:value-type="float">
            <text:p>1.83768</text:p>
          </table:table-cell>
          <table:table-cell table:style-name="ce5" office:value-type="float" office:value="0.6615147591" calcext:value-type="float">
            <text:p>0.66151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2402410507" calcext:value-type="float">
            <text:p>5.24024</text:p>
          </table:table-cell>
          <table:table-cell table:style-name="ce5" office:value-type="float" office:value="4.5562763214" calcext:value-type="float">
            <text:p>4.5562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8.2115459442" calcext:value-type="float">
            <text:p>8.21155</text:p>
          </table:table-cell>
          <table:table-cell table:style-name="ce5" office:value-type="float" office:value="7.6080751419" calcext:value-type="float">
            <text:p>7.60808</text:p>
          </table:table-cell>
          <table:table-cell table:style-name="ce5" office:value-type="float" office:value="8.3722028732" calcext:value-type="float">
            <text:p>8.3722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3774008751" calcext:value-type="float">
            <text:p>6.37740</text:p>
          </table:table-cell>
          <table:table-cell table:style-name="ce5" office:value-type="float" office:value="5.7905902863" calcext:value-type="float">
            <text:p>5.7905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0986609459" calcext:value-type="float">
            <text:p>6.09866</text:p>
          </table:table-cell>
          <table:table-cell table:style-name="ce5" office:value-type="float" office:value="5.3824706078" calcext:value-type="float">
            <text:p>5.38247</text:p>
          </table:table-cell>
          <table:table-cell table:style-name="ce5" office:value-type="float" office:value="3.9922804832" calcext:value-type="float">
            <text:p>3.99228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2.667" calcext:value-type="float">
            <text:p>12.667</text:p>
          </table:table-cell>
          <table:table-cell table:style-name="ce5" office:value-type="float" office:value="5.0170164108" calcext:value-type="float">
            <text:p>5.01702</text:p>
          </table:table-cell>
          <table:table-cell table:style-name="ce5" office:value-type="float" office:value="3.9796812534" calcext:value-type="float">
            <text:p>3.97968</text:p>
          </table:table-cell>
          <table:table-cell table:style-name="ce5" office:value-type="float" office:value="3.084403038" calcext:value-type="float">
            <text:p>3.08440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8.1100893021" calcext:value-type="float">
            <text:p>8.11009</text:p>
          </table:table-cell>
          <table:table-cell table:style-name="ce5" office:value-type="float" office:value="7.4545783997" calcext:value-type="float">
            <text:p>7.45458</text:p>
          </table:table-cell>
          <table:table-cell table:style-name="ce5" office:value-type="float" office:value="7.0249710083" calcext:value-type="float">
            <text:p>7.0249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7.9904117584" calcext:value-type="float">
            <text:p>7.99041</text:p>
          </table:table-cell>
          <table:table-cell table:style-name="ce10" office:value-type="float" office:value="7.2928848267" calcext:value-type="float">
            <text:p>7.29288</text:p>
          </table:table-cell>
          <table:table-cell table:style-name="ce10" office:value-type="float" office:value="6.1428494453" calcext:value-type="float">
            <text:p>6.1428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1832466125" calcext:value-type="float">
            <text:p>4.18325</text:p>
          </table:table-cell>
          <table:table-cell table:style-name="ce5" office:value-type="float" office:value="1.8515126705" calcext:value-type="float">
            <text:p>1.85151</text:p>
          </table:table-cell>
          <table:table-cell table:style-name="ce5" office:value-type="float" office:value="0.6287169456" calcext:value-type="float">
            <text:p>0.62872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2691764832" calcext:value-type="float">
            <text:p>5.26918</text:p>
          </table:table-cell>
          <table:table-cell table:style-name="ce5" office:value-type="float" office:value="4.5772237778" calcext:value-type="float">
            <text:p>4.5772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8.2615070343" calcext:value-type="float">
            <text:p>8.26151</text:p>
          </table:table-cell>
          <table:table-cell table:style-name="ce5" office:value-type="float" office:value="7.6253457069" calcext:value-type="float">
            <text:p>7.62535</text:p>
          </table:table-cell>
          <table:table-cell table:style-name="ce5" office:value-type="float" office:value="8.1945543289" calcext:value-type="float">
            <text:p>8.1945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4002037048" calcext:value-type="float">
            <text:p>6.40020</text:p>
          </table:table-cell>
          <table:table-cell table:style-name="ce5" office:value-type="float" office:value="5.5005097389" calcext:value-type="float">
            <text:p>5.50051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0709352493" calcext:value-type="float">
            <text:p>6.07094</text:p>
          </table:table-cell>
          <table:table-cell table:style-name="ce5" office:value-type="float" office:value="5.3500213623" calcext:value-type="float">
            <text:p>5.35002</text:p>
          </table:table-cell>
          <table:table-cell table:style-name="ce5" office:value-type="float" office:value="3.9795303345" calcext:value-type="float">
            <text:p>3.97953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2.833" calcext:value-type="float">
            <text:p>12.833</text:p>
          </table:table-cell>
          <table:table-cell table:style-name="ce5" office:value-type="float" office:value="5.0098638535" calcext:value-type="float">
            <text:p>5.00986</text:p>
          </table:table-cell>
          <table:table-cell table:style-name="ce5" office:value-type="float" office:value="3.9926316738" calcext:value-type="float">
            <text:p>3.99263</text:p>
          </table:table-cell>
          <table:table-cell table:style-name="ce5" office:value-type="float" office:value="3.0993874073" calcext:value-type="float">
            <text:p>3.09939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8.148182869" calcext:value-type="float">
            <text:p>8.14818</text:p>
          </table:table-cell>
          <table:table-cell table:style-name="ce5" office:value-type="float" office:value="7.4706521034" calcext:value-type="float">
            <text:p>7.47065</text:p>
          </table:table-cell>
          <table:table-cell table:style-name="ce5" office:value-type="float" office:value="7.052444458" calcext:value-type="float">
            <text:p>7.0524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8.0145053864" calcext:value-type="float">
            <text:p>8.01451</text:p>
          </table:table-cell>
          <table:table-cell table:style-name="ce10" office:value-type="float" office:value="7.2903695107" calcext:value-type="float">
            <text:p>7.29037</text:p>
          </table:table-cell>
          <table:table-cell table:style-name="ce10" office:value-type="float" office:value="6.0778541565" calcext:value-type="float">
            <text:p>6.0778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2056627274" calcext:value-type="float">
            <text:p>4.20566</text:p>
          </table:table-cell>
          <table:table-cell table:style-name="ce5" office:value-type="float" office:value="1.8495322466" calcext:value-type="float">
            <text:p>1.84953</text:p>
          </table:table-cell>
          <table:table-cell table:style-name="ce5" office:value-type="float" office:value="0.7261469364" calcext:value-type="float">
            <text:p>0.72615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2817363739" calcext:value-type="float">
            <text:p>5.28174</text:p>
          </table:table-cell>
          <table:table-cell table:style-name="ce5" office:value-type="float" office:value="4.6141438484" calcext:value-type="float">
            <text:p>4.6141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8.3014688492" calcext:value-type="float">
            <text:p>8.30147</text:p>
          </table:table-cell>
          <table:table-cell table:style-name="ce5" office:value-type="float" office:value="7.641160965" calcext:value-type="float">
            <text:p>7.64116</text:p>
          </table:table-cell>
          <table:table-cell table:style-name="ce5" office:value-type="float" office:value="8.2441587448" calcext:value-type="float">
            <text:p>8.2441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3767929077" calcext:value-type="float">
            <text:p>6.37679</text:p>
          </table:table-cell>
          <table:table-cell table:style-name="ce5" office:value-type="float" office:value="5.7498989105" calcext:value-type="float">
            <text:p>5.7499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0363898277" calcext:value-type="float">
            <text:p>6.03639</text:p>
          </table:table-cell>
          <table:table-cell table:style-name="ce5" office:value-type="float" office:value="5.3445601463" calcext:value-type="float">
            <text:p>5.34456</text:p>
          </table:table-cell>
          <table:table-cell table:style-name="ce5" office:value-type="float" office:value="3.9520354271" calcext:value-type="float">
            <text:p>3.95204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" calcext:value-type="float">
            <text:p>13.000</text:p>
          </table:table-cell>
          <table:table-cell table:style-name="ce5" office:value-type="float" office:value="5.0746798515" calcext:value-type="float">
            <text:p>5.07468</text:p>
          </table:table-cell>
          <table:table-cell table:style-name="ce5" office:value-type="float" office:value="4.0422306061" calcext:value-type="float">
            <text:p>4.04223</text:p>
          </table:table-cell>
          <table:table-cell table:style-name="ce5" office:value-type="float" office:value="3.0955226421" calcext:value-type="float">
            <text:p>3.09552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8.2050209045" calcext:value-type="float">
            <text:p>8.20502</text:p>
          </table:table-cell>
          <table:table-cell table:style-name="ce5" office:value-type="float" office:value="7.5237340927" calcext:value-type="float">
            <text:p>7.52373</text:p>
          </table:table-cell>
          <table:table-cell table:style-name="ce5" office:value-type="float" office:value="6.9675111771" calcext:value-type="float">
            <text:p>6.96751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8.0957632065" calcext:value-type="float">
            <text:p>8.09576</text:p>
          </table:table-cell>
          <table:table-cell table:style-name="ce10" office:value-type="float" office:value="7.3568482399" calcext:value-type="float">
            <text:p>7.35685</text:p>
          </table:table-cell>
          <table:table-cell table:style-name="ce10" office:value-type="float" office:value="6.1656570435" calcext:value-type="float">
            <text:p>6.1656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2750124931" calcext:value-type="float">
            <text:p>4.27501</text:p>
          </table:table-cell>
          <table:table-cell table:style-name="ce5" office:value-type="float" office:value="1.9019243717" calcext:value-type="float">
            <text:p>1.90192</text:p>
          </table:table-cell>
          <table:table-cell table:style-name="ce5" office:value-type="float" office:value="0.7290731668" calcext:value-type="float">
            <text:p>0.72907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3423147202" calcext:value-type="float">
            <text:p>5.34231</text:p>
          </table:table-cell>
          <table:table-cell table:style-name="ce5" office:value-type="float" office:value="4.6395349503" calcext:value-type="float">
            <text:p>4.6395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8.3486433029" calcext:value-type="float">
            <text:p>8.34864</text:p>
          </table:table-cell>
          <table:table-cell table:style-name="ce5" office:value-type="float" office:value="7.7180757523" calcext:value-type="float">
            <text:p>7.71808</text:p>
          </table:table-cell>
          <table:table-cell table:style-name="ce5" office:value-type="float" office:value="8.4342222214" calcext:value-type="float">
            <text:p>8.4342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4198884964" calcext:value-type="float">
            <text:p>6.41989</text:p>
          </table:table-cell>
          <table:table-cell table:style-name="ce5" office:value-type="float" office:value="5.6410374641" calcext:value-type="float">
            <text:p>5.6410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1030688286" calcext:value-type="float">
            <text:p>6.10307</text:p>
          </table:table-cell>
          <table:table-cell table:style-name="ce5" office:value-type="float" office:value="5.3686103821" calcext:value-type="float">
            <text:p>5.36861</text:p>
          </table:table-cell>
          <table:table-cell table:style-name="ce5" office:value-type="float" office:value="3.9367587566" calcext:value-type="float">
            <text:p>3.93676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.167" calcext:value-type="float">
            <text:p>13.167</text:p>
          </table:table-cell>
          <table:table-cell table:style-name="ce5" office:value-type="float" office:value="5.0538945198" calcext:value-type="float">
            <text:p>5.05389</text:p>
          </table:table-cell>
          <table:table-cell table:style-name="ce5" office:value-type="float" office:value="4.0314998627" calcext:value-type="float">
            <text:p>4.03150</text:p>
          </table:table-cell>
          <table:table-cell table:style-name="ce5" office:value-type="float" office:value="3.1954529285" calcext:value-type="float">
            <text:p>3.19545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8.284368515" calcext:value-type="float">
            <text:p>8.28437</text:p>
          </table:table-cell>
          <table:table-cell table:style-name="ce5" office:value-type="float" office:value="7.6218123436" calcext:value-type="float">
            <text:p>7.62181</text:p>
          </table:table-cell>
          <table:table-cell table:style-name="ce5" office:value-type="float" office:value="7.1644029617" calcext:value-type="float">
            <text:p>7.1644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8.1685504913" calcext:value-type="float">
            <text:p>8.16855</text:p>
          </table:table-cell>
          <table:table-cell table:style-name="ce10" office:value-type="float" office:value="7.4274272919" calcext:value-type="float">
            <text:p>7.42743</text:p>
          </table:table-cell>
          <table:table-cell table:style-name="ce10" office:value-type="float" office:value="6.2052993774" calcext:value-type="float">
            <text:p>6.2053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3236413002" calcext:value-type="float">
            <text:p>4.32364</text:p>
          </table:table-cell>
          <table:table-cell table:style-name="ce5" office:value-type="float" office:value="1.9112030268" calcext:value-type="float">
            <text:p>1.91120</text:p>
          </table:table-cell>
          <table:table-cell table:style-name="ce5" office:value-type="float" office:value="0.7184404135" calcext:value-type="float">
            <text:p>0.71844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3588924408" calcext:value-type="float">
            <text:p>5.35889</text:p>
          </table:table-cell>
          <table:table-cell table:style-name="ce5" office:value-type="float" office:value="4.6597528458" calcext:value-type="float">
            <text:p>4.6597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8.4866170883" calcext:value-type="float">
            <text:p>8.48662</text:p>
          </table:table-cell>
          <table:table-cell table:style-name="ce5" office:value-type="float" office:value="7.7714486122" calcext:value-type="float">
            <text:p>7.77145</text:p>
          </table:table-cell>
          <table:table-cell table:style-name="ce5" office:value-type="float" office:value="8.0956640244" calcext:value-type="float">
            <text:p>8.0956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5594701767" calcext:value-type="float">
            <text:p>6.55947</text:p>
          </table:table-cell>
          <table:table-cell table:style-name="ce5" office:value-type="float" office:value="5.7382154465" calcext:value-type="float">
            <text:p>5.7382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115418911" calcext:value-type="float">
            <text:p>6.11542</text:p>
          </table:table-cell>
          <table:table-cell table:style-name="ce5" office:value-type="float" office:value="5.379442215" calcext:value-type="float">
            <text:p>5.37944</text:p>
          </table:table-cell>
          <table:table-cell table:style-name="ce5" office:value-type="float" office:value="3.9822561741" calcext:value-type="float">
            <text:p>3.98226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.333" calcext:value-type="float">
            <text:p>13.333</text:p>
          </table:table-cell>
          <table:table-cell table:style-name="ce5" office:value-type="float" office:value="5.1672763824" calcext:value-type="float">
            <text:p>5.16728</text:p>
          </table:table-cell>
          <table:table-cell table:style-name="ce5" office:value-type="float" office:value="4.1316490173" calcext:value-type="float">
            <text:p>4.13165</text:p>
          </table:table-cell>
          <table:table-cell table:style-name="ce5" office:value-type="float" office:value="3.2023427486" calcext:value-type="float">
            <text:p>3.20234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8.3512248993" calcext:value-type="float">
            <text:p>8.35122</text:p>
          </table:table-cell>
          <table:table-cell table:style-name="ce5" office:value-type="float" office:value="7.6521658897" calcext:value-type="float">
            <text:p>7.65217</text:p>
          </table:table-cell>
          <table:table-cell table:style-name="ce5" office:value-type="float" office:value="7.0822501183" calcext:value-type="float">
            <text:p>7.0822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8.1973018646" calcext:value-type="float">
            <text:p>8.19730</text:p>
          </table:table-cell>
          <table:table-cell table:style-name="ce10" office:value-type="float" office:value="7.4517993927" calcext:value-type="float">
            <text:p>7.45180</text:p>
          </table:table-cell>
          <table:table-cell table:style-name="ce10" office:value-type="float" office:value="6.245496273" calcext:value-type="float">
            <text:p>6.2455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3251934052" calcext:value-type="float">
            <text:p>4.32519</text:p>
          </table:table-cell>
          <table:table-cell table:style-name="ce5" office:value-type="float" office:value="1.9503797293" calcext:value-type="float">
            <text:p>1.95038</text:p>
          </table:table-cell>
          <table:table-cell table:style-name="ce5" office:value-type="float" office:value="0.7313572764" calcext:value-type="float">
            <text:p>0.73136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4078531265" calcext:value-type="float">
            <text:p>5.40785</text:p>
          </table:table-cell>
          <table:table-cell table:style-name="ce5" office:value-type="float" office:value="4.6750512123" calcext:value-type="float">
            <text:p>4.6750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8.4515132904" calcext:value-type="float">
            <text:p>8.45151</text:p>
          </table:table-cell>
          <table:table-cell table:style-name="ce5" office:value-type="float" office:value="7.8038096428" calcext:value-type="float">
            <text:p>7.80381</text:p>
          </table:table-cell>
          <table:table-cell table:style-name="ce5" office:value-type="float" office:value="8.4951629639" calcext:value-type="float">
            <text:p>8.4951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4854574203" calcext:value-type="float">
            <text:p>6.48546</text:p>
          </table:table-cell>
          <table:table-cell table:style-name="ce5" office:value-type="float" office:value="5.764685154" calcext:value-type="float">
            <text:p>5.7646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1202206612" calcext:value-type="float">
            <text:p>6.12022</text:p>
          </table:table-cell>
          <table:table-cell table:style-name="ce5" office:value-type="float" office:value="5.4021544456" calcext:value-type="float">
            <text:p>5.40215</text:p>
          </table:table-cell>
          <table:table-cell table:style-name="ce5" office:value-type="float" office:value="3.9751696587" calcext:value-type="float">
            <text:p>3.97517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.5" calcext:value-type="float">
            <text:p>13.500</text:p>
          </table:table-cell>
          <table:table-cell table:style-name="ce5" office:value-type="float" office:value="5.1952581406" calcext:value-type="float">
            <text:p>5.19526</text:p>
          </table:table-cell>
          <table:table-cell table:style-name="ce5" office:value-type="float" office:value="4.1314744949" calcext:value-type="float">
            <text:p>4.13147</text:p>
          </table:table-cell>
          <table:table-cell table:style-name="ce5" office:value-type="float" office:value="3.1552500725" calcext:value-type="float">
            <text:p>3.15525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8.3796834946" calcext:value-type="float">
            <text:p>8.37968</text:p>
          </table:table-cell>
          <table:table-cell table:style-name="ce5" office:value-type="float" office:value="7.7018198967" calcext:value-type="float">
            <text:p>7.70182</text:p>
          </table:table-cell>
          <table:table-cell table:style-name="ce5" office:value-type="float" office:value="7.2148618698" calcext:value-type="float">
            <text:p>7.2148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8.2486228943" calcext:value-type="float">
            <text:p>8.24862</text:p>
          </table:table-cell>
          <table:table-cell table:style-name="ce10" office:value-type="float" office:value="7.5055246353" calcext:value-type="float">
            <text:p>7.50552</text:p>
          </table:table-cell>
          <table:table-cell table:style-name="ce10" office:value-type="float" office:value="6.3056325912" calcext:value-type="float">
            <text:p>6.3056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347196579" calcext:value-type="float">
            <text:p>4.34720</text:p>
          </table:table-cell>
          <table:table-cell table:style-name="ce5" office:value-type="float" office:value="1.9223504066" calcext:value-type="float">
            <text:p>1.92235</text:p>
          </table:table-cell>
          <table:table-cell table:style-name="ce5" office:value-type="float" office:value="0.7343885303" calcext:value-type="float">
            <text:p>0.73439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412709713" calcext:value-type="float">
            <text:p>5.41271</text:p>
          </table:table-cell>
          <table:table-cell table:style-name="ce5" office:value-type="float" office:value="4.7080101967" calcext:value-type="float">
            <text:p>4.70801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8.545674324" calcext:value-type="float">
            <text:p>8.54567</text:p>
          </table:table-cell>
          <table:table-cell table:style-name="ce5" office:value-type="float" office:value="7.8747758865" calcext:value-type="float">
            <text:p>7.87478</text:p>
          </table:table-cell>
          <table:table-cell table:style-name="ce5" office:value-type="float" office:value="8.493429184" calcext:value-type="float">
            <text:p>8.4934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6618099213" calcext:value-type="float">
            <text:p>6.66181</text:p>
          </table:table-cell>
          <table:table-cell table:style-name="ce5" office:value-type="float" office:value="5.5255579948" calcext:value-type="float">
            <text:p>5.5255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1955842972" calcext:value-type="float">
            <text:p>6.19558</text:p>
          </table:table-cell>
          <table:table-cell table:style-name="ce5" office:value-type="float" office:value="5.4487667084" calcext:value-type="float">
            <text:p>5.44877</text:p>
          </table:table-cell>
          <table:table-cell table:style-name="ce5" office:value-type="float" office:value="4.0703549385" calcext:value-type="float">
            <text:p>4.07035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.667" calcext:value-type="float">
            <text:p>13.667</text:p>
          </table:table-cell>
          <table:table-cell table:style-name="ce5" office:value-type="float" office:value="5.2453193665" calcext:value-type="float">
            <text:p>5.24532</text:p>
          </table:table-cell>
          <table:table-cell table:style-name="ce5" office:value-type="float" office:value="4.1650385857" calcext:value-type="float">
            <text:p>4.16504</text:p>
          </table:table-cell>
          <table:table-cell table:style-name="ce5" office:value-type="float" office:value="3.1688892841" calcext:value-type="float">
            <text:p>3.16889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8.4727430344" calcext:value-type="float">
            <text:p>8.47274</text:p>
          </table:table-cell>
          <table:table-cell table:style-name="ce5" office:value-type="float" office:value="7.7644309998" calcext:value-type="float">
            <text:p>7.76443</text:p>
          </table:table-cell>
          <table:table-cell table:style-name="ce5" office:value-type="float" office:value="7.2408151627" calcext:value-type="float">
            <text:p>7.2408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8.3263788223" calcext:value-type="float">
            <text:p>8.32638</text:p>
          </table:table-cell>
          <table:table-cell table:style-name="ce10" office:value-type="float" office:value="7.603164196" calcext:value-type="float">
            <text:p>7.60316</text:p>
          </table:table-cell>
          <table:table-cell table:style-name="ce10" office:value-type="float" office:value="6.3624401093" calcext:value-type="float">
            <text:p>6.3624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366382122" calcext:value-type="float">
            <text:p>4.36638</text:p>
          </table:table-cell>
          <table:table-cell table:style-name="ce5" office:value-type="float" office:value="1.9232054949" calcext:value-type="float">
            <text:p>1.92321</text:p>
          </table:table-cell>
          <table:table-cell table:style-name="ce5" office:value-type="float" office:value="0.7027894855" calcext:value-type="float">
            <text:p>0.70279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4768462181" calcext:value-type="float">
            <text:p>5.47685</text:p>
          </table:table-cell>
          <table:table-cell table:style-name="ce5" office:value-type="float" office:value="4.7417407036" calcext:value-type="float">
            <text:p>4.7417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8.5895576477" calcext:value-type="float">
            <text:p>8.58956</text:p>
          </table:table-cell>
          <table:table-cell table:style-name="ce5" office:value-type="float" office:value="7.9384675026" calcext:value-type="float">
            <text:p>7.93847</text:p>
          </table:table-cell>
          <table:table-cell table:style-name="ce5" office:value-type="float" office:value="8.6913757324" calcext:value-type="float">
            <text:p>8.6913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6266613007" calcext:value-type="float">
            <text:p>6.62666</text:p>
          </table:table-cell>
          <table:table-cell table:style-name="ce5" office:value-type="float" office:value="5.6232151985" calcext:value-type="float">
            <text:p>5.6232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2651138306" calcext:value-type="float">
            <text:p>6.26511</text:p>
          </table:table-cell>
          <table:table-cell table:style-name="ce5" office:value-type="float" office:value="5.5233626366" calcext:value-type="float">
            <text:p>5.52336</text:p>
          </table:table-cell>
          <table:table-cell table:style-name="ce5" office:value-type="float" office:value="4.1072983742" calcext:value-type="float">
            <text:p>4.10730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.833" calcext:value-type="float">
            <text:p>13.833</text:p>
          </table:table-cell>
          <table:table-cell table:style-name="ce5" office:value-type="float" office:value="5.2934832573" calcext:value-type="float">
            <text:p>5.29348</text:p>
          </table:table-cell>
          <table:table-cell table:style-name="ce5" office:value-type="float" office:value="4.2241783142" calcext:value-type="float">
            <text:p>4.22418</text:p>
          </table:table-cell>
          <table:table-cell table:style-name="ce5" office:value-type="float" office:value="3.2258386612" calcext:value-type="float">
            <text:p>3.22584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8.6068239212" calcext:value-type="float">
            <text:p>8.60682</text:p>
          </table:table-cell>
          <table:table-cell table:style-name="ce5" office:value-type="float" office:value="7.9194307327" calcext:value-type="float">
            <text:p>7.91943</text:p>
          </table:table-cell>
          <table:table-cell table:style-name="ce5" office:value-type="float" office:value="7.4226427078" calcext:value-type="float">
            <text:p>7.4226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8.4739761353" calcext:value-type="float">
            <text:p>8.47398</text:p>
          </table:table-cell>
          <table:table-cell table:style-name="ce10" office:value-type="float" office:value="7.7166399956" calcext:value-type="float">
            <text:p>7.71664</text:p>
          </table:table-cell>
          <table:table-cell table:style-name="ce10" office:value-type="float" office:value="6.4557242393" calcext:value-type="float">
            <text:p>6.4557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4742298126" calcext:value-type="float">
            <text:p>4.47423</text:p>
          </table:table-cell>
          <table:table-cell table:style-name="ce5" office:value-type="float" office:value="1.9390972853" calcext:value-type="float">
            <text:p>1.93910</text:p>
          </table:table-cell>
          <table:table-cell table:style-name="ce5" office:value-type="float" office:value="0.7530855536" calcext:value-type="float">
            <text:p>0.75309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5911855698" calcext:value-type="float">
            <text:p>5.59119</text:p>
          </table:table-cell>
          <table:table-cell table:style-name="ce5" office:value-type="float" office:value="4.8256354332" calcext:value-type="float">
            <text:p>4.8256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8.7736778259" calcext:value-type="float">
            <text:p>8.77368</text:p>
          </table:table-cell>
          <table:table-cell table:style-name="ce5" office:value-type="float" office:value="8.1351776123" calcext:value-type="float">
            <text:p>8.13518</text:p>
          </table:table-cell>
          <table:table-cell table:style-name="ce5" office:value-type="float" office:value="8.9264879227" calcext:value-type="float">
            <text:p>8.9264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7671289444" calcext:value-type="float">
            <text:p>6.76713</text:p>
          </table:table-cell>
          <table:table-cell table:style-name="ce5" office:value-type="float" office:value="5.7778272629" calcext:value-type="float">
            <text:p>5.7778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3501133919" calcext:value-type="float">
            <text:p>6.35011</text:p>
          </table:table-cell>
          <table:table-cell table:style-name="ce5" office:value-type="float" office:value="5.5874490738" calcext:value-type="float">
            <text:p>5.58745</text:p>
          </table:table-cell>
          <table:table-cell table:style-name="ce5" office:value-type="float" office:value="4.1632399559" calcext:value-type="float">
            <text:p>4.16324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" calcext:value-type="float">
            <text:p>14.000</text:p>
          </table:table-cell>
          <table:table-cell table:style-name="ce5" office:value-type="float" office:value="5.422147274" calcext:value-type="float">
            <text:p>5.42215</text:p>
          </table:table-cell>
          <table:table-cell table:style-name="ce5" office:value-type="float" office:value="4.2697672844" calcext:value-type="float">
            <text:p>4.26977</text:p>
          </table:table-cell>
          <table:table-cell table:style-name="ce5" office:value-type="float" office:value="3.2604792118" calcext:value-type="float">
            <text:p>3.26048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8.8024568558" calcext:value-type="float">
            <text:p>8.80246</text:p>
          </table:table-cell>
          <table:table-cell table:style-name="ce5" office:value-type="float" office:value="8.0863761902" calcext:value-type="float">
            <text:p>8.08638</text:p>
          </table:table-cell>
          <table:table-cell table:style-name="ce5" office:value-type="float" office:value="7.5611047745" calcext:value-type="float">
            <text:p>7.5611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8.6918039322" calcext:value-type="float">
            <text:p>8.69180</text:p>
          </table:table-cell>
          <table:table-cell table:style-name="ce10" office:value-type="float" office:value="7.9245061874" calcext:value-type="float">
            <text:p>7.92451</text:p>
          </table:table-cell>
          <table:table-cell table:style-name="ce10" office:value-type="float" office:value="6.5425868034" calcext:value-type="float">
            <text:p>6.5425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603477478" calcext:value-type="float">
            <text:p>4.60348</text:p>
          </table:table-cell>
          <table:table-cell table:style-name="ce5" office:value-type="float" office:value="2.0339636803" calcext:value-type="float">
            <text:p>2.03396</text:p>
          </table:table-cell>
          <table:table-cell table:style-name="ce5" office:value-type="float" office:value="0.7211872339" calcext:value-type="float">
            <text:p>0.72119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7435765266" calcext:value-type="float">
            <text:p>5.74358</text:p>
          </table:table-cell>
          <table:table-cell table:style-name="ce5" office:value-type="float" office:value="4.9463663101" calcext:value-type="float">
            <text:p>4.9463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8.9612941742" calcext:value-type="float">
            <text:p>8.96129</text:p>
          </table:table-cell>
          <table:table-cell table:style-name="ce5" office:value-type="float" office:value="8.31300354" calcext:value-type="float">
            <text:p>8.31300</text:p>
          </table:table-cell>
          <table:table-cell table:style-name="ce5" office:value-type="float" office:value="9.0992708206" calcext:value-type="float">
            <text:p>9.0992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9335532188" calcext:value-type="float">
            <text:p>6.93355</text:p>
          </table:table-cell>
          <table:table-cell table:style-name="ce5" office:value-type="float" office:value="5.734005928" calcext:value-type="float">
            <text:p>5.73401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5083885193" calcext:value-type="float">
            <text:p>6.50839</text:p>
          </table:table-cell>
          <table:table-cell table:style-name="ce5" office:value-type="float" office:value="5.7027878761" calcext:value-type="float">
            <text:p>5.70279</text:p>
          </table:table-cell>
          <table:table-cell table:style-name="ce5" office:value-type="float" office:value="4.2197132111" calcext:value-type="float">
            <text:p>4.21971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.167" calcext:value-type="float">
            <text:p>14.167</text:p>
          </table:table-cell>
          <table:table-cell table:style-name="ce5" office:value-type="float" office:value="5.588786602" calcext:value-type="float">
            <text:p>5.58879</text:p>
          </table:table-cell>
          <table:table-cell table:style-name="ce5" office:value-type="float" office:value="4.3732638359" calcext:value-type="float">
            <text:p>4.37326</text:p>
          </table:table-cell>
          <table:table-cell table:style-name="ce5" office:value-type="float" office:value="3.3282830715" calcext:value-type="float">
            <text:p>3.32828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9.168967247" calcext:value-type="float">
            <text:p>9.16897</text:p>
          </table:table-cell>
          <table:table-cell table:style-name="ce5" office:value-type="float" office:value="8.4256505966" calcext:value-type="float">
            <text:p>8.42565</text:p>
          </table:table-cell>
          <table:table-cell table:style-name="ce5" office:value-type="float" office:value="7.8876657486" calcext:value-type="float">
            <text:p>7.8876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9.0496320724" calcext:value-type="float">
            <text:p>9.04963</text:p>
          </table:table-cell>
          <table:table-cell table:style-name="ce10" office:value-type="float" office:value="8.2188825607" calcext:value-type="float">
            <text:p>8.21888</text:p>
          </table:table-cell>
          <table:table-cell table:style-name="ce10" office:value-type="float" office:value="6.8592076302" calcext:value-type="float">
            <text:p>6.85921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8462138176" calcext:value-type="float">
            <text:p>4.84621</text:p>
          </table:table-cell>
          <table:table-cell table:style-name="ce5" office:value-type="float" office:value="2.1588132381" calcext:value-type="float">
            <text:p>2.15881</text:p>
          </table:table-cell>
          <table:table-cell table:style-name="ce5" office:value-type="float" office:value="0.7581205964" calcext:value-type="float">
            <text:p>0.75812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5.9918622971" calcext:value-type="float">
            <text:p>5.99186</text:p>
          </table:table-cell>
          <table:table-cell table:style-name="ce5" office:value-type="float" office:value="5.1454768181" calcext:value-type="float">
            <text:p>5.1454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9.3577337265" calcext:value-type="float">
            <text:p>9.35773</text:p>
          </table:table-cell>
          <table:table-cell table:style-name="ce5" office:value-type="float" office:value="8.6729030609" calcext:value-type="float">
            <text:p>8.67290</text:p>
          </table:table-cell>
          <table:table-cell table:style-name="ce5" office:value-type="float" office:value="9.2940578461" calcext:value-type="float">
            <text:p>9.2940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7.0569658279" calcext:value-type="float">
            <text:p>7.05697</text:p>
          </table:table-cell>
          <table:table-cell table:style-name="ce5" office:value-type="float" office:value="6.2996678352" calcext:value-type="float">
            <text:p>6.2996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7371077538" calcext:value-type="float">
            <text:p>6.73711</text:p>
          </table:table-cell>
          <table:table-cell table:style-name="ce5" office:value-type="float" office:value="5.8932318687" calcext:value-type="float">
            <text:p>5.89323</text:p>
          </table:table-cell>
          <table:table-cell table:style-name="ce5" office:value-type="float" office:value="4.3440847397" calcext:value-type="float">
            <text:p>4.34408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.333" calcext:value-type="float">
            <text:p>14.333</text:p>
          </table:table-cell>
          <table:table-cell table:style-name="ce5" office:value-type="float" office:value="5.7126688957" calcext:value-type="float">
            <text:p>5.71267</text:p>
          </table:table-cell>
          <table:table-cell table:style-name="ce5" office:value-type="float" office:value="4.4916782379" calcext:value-type="float">
            <text:p>4.49168</text:p>
          </table:table-cell>
          <table:table-cell table:style-name="ce5" office:value-type="float" office:value="3.3285410404" calcext:value-type="float">
            <text:p>3.32854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9.3712654114" calcext:value-type="float">
            <text:p>9.37127</text:p>
          </table:table-cell>
          <table:table-cell table:style-name="ce5" office:value-type="float" office:value="8.628777504" calcext:value-type="float">
            <text:p>8.62878</text:p>
          </table:table-cell>
          <table:table-cell table:style-name="ce5" office:value-type="float" office:value="8.079044342" calcext:value-type="float">
            <text:p>8.0790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9.2271976471" calcext:value-type="float">
            <text:p>9.22720</text:p>
          </table:table-cell>
          <table:table-cell table:style-name="ce10" office:value-type="float" office:value="8.3956928253" calcext:value-type="float">
            <text:p>8.39569</text:p>
          </table:table-cell>
          <table:table-cell table:style-name="ce10" office:value-type="float" office:value="7.0090799332" calcext:value-type="float">
            <text:p>7.0090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9581632614" calcext:value-type="float">
            <text:p>4.95816</text:p>
          </table:table-cell>
          <table:table-cell table:style-name="ce5" office:value-type="float" office:value="2.2814440727" calcext:value-type="float">
            <text:p>2.28144</text:p>
          </table:table-cell>
          <table:table-cell table:style-name="ce5" office:value-type="float" office:value="0.7800180912" calcext:value-type="float">
            <text:p>0.78002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6.0740218163" calcext:value-type="float">
            <text:p>6.07402</text:p>
          </table:table-cell>
          <table:table-cell table:style-name="ce5" office:value-type="float" office:value="5.2702932358" calcext:value-type="float">
            <text:p>5.2702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9.6261129379" calcext:value-type="float">
            <text:p>9.62611</text:p>
          </table:table-cell>
          <table:table-cell table:style-name="ce5" office:value-type="float" office:value="8.8647699356" calcext:value-type="float">
            <text:p>8.86477</text:p>
          </table:table-cell>
          <table:table-cell table:style-name="ce5" office:value-type="float" office:value="9.2067461014" calcext:value-type="float">
            <text:p>9.2067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7.1157736778" calcext:value-type="float">
            <text:p>7.11577</text:p>
          </table:table-cell>
          <table:table-cell table:style-name="ce5" office:value-type="float" office:value="6.0970549583" calcext:value-type="float">
            <text:p>6.0970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9288506508" calcext:value-type="float">
            <text:p>6.92885</text:p>
          </table:table-cell>
          <table:table-cell table:style-name="ce5" office:value-type="float" office:value="6.0634121895" calcext:value-type="float">
            <text:p>6.06341</text:p>
          </table:table-cell>
          <table:table-cell table:style-name="ce5" office:value-type="float" office:value="4.4655213356" calcext:value-type="float">
            <text:p>4.46552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.5" calcext:value-type="float">
            <text:p>14.500</text:p>
          </table:table-cell>
          <table:table-cell table:style-name="ce5" office:value-type="float" office:value="5.76527071" calcext:value-type="float">
            <text:p>5.76527</text:p>
          </table:table-cell>
          <table:table-cell table:style-name="ce5" office:value-type="float" office:value="4.5208892822" calcext:value-type="float">
            <text:p>4.52089</text:p>
          </table:table-cell>
          <table:table-cell table:style-name="ce5" office:value-type="float" office:value="3.4110651016" calcext:value-type="float">
            <text:p>3.41107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9.4676113129" calcext:value-type="float">
            <text:p>9.46761</text:p>
          </table:table-cell>
          <table:table-cell table:style-name="ce5" office:value-type="float" office:value="8.7224464417" calcext:value-type="float">
            <text:p>8.72245</text:p>
          </table:table-cell>
          <table:table-cell table:style-name="ce5" office:value-type="float" office:value="8.1397180557" calcext:value-type="float">
            <text:p>8.1397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9.3184833527" calcext:value-type="float">
            <text:p>9.31848</text:p>
          </table:table-cell>
          <table:table-cell table:style-name="ce10" office:value-type="float" office:value="8.4614372253" calcext:value-type="float">
            <text:p>8.46144</text:p>
          </table:table-cell>
          <table:table-cell table:style-name="ce10" office:value-type="float" office:value="7.035569191" calcext:value-type="float">
            <text:p>7.0355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5.0539221764" calcext:value-type="float">
            <text:p>5.05392</text:p>
          </table:table-cell>
          <table:table-cell table:style-name="ce5" office:value-type="float" office:value="2.3178772926" calcext:value-type="float">
            <text:p>2.31788</text:p>
          </table:table-cell>
          <table:table-cell table:style-name="ce5" office:value-type="float" office:value="0.8415757418" calcext:value-type="float">
            <text:p>0.84158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6.1841435432" calcext:value-type="float">
            <text:p>6.18414</text:p>
          </table:table-cell>
          <table:table-cell table:style-name="ce5" office:value-type="float" office:value="5.3156018257" calcext:value-type="float">
            <text:p>5.3156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9.7577857971" calcext:value-type="float">
            <text:p>9.75779</text:p>
          </table:table-cell>
          <table:table-cell table:style-name="ce5" office:value-type="float" office:value="9.0333595276" calcext:value-type="float">
            <text:p>9.03336</text:p>
          </table:table-cell>
          <table:table-cell table:style-name="ce5" office:value-type="float" office:value="9.6719703674" calcext:value-type="float">
            <text:p>9.6719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7.2951755524" calcext:value-type="float">
            <text:p>7.29518</text:p>
          </table:table-cell>
          <table:table-cell table:style-name="ce5" office:value-type="float" office:value="5.9916501045" calcext:value-type="float">
            <text:p>5.9916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9645667076" calcext:value-type="float">
            <text:p>6.96457</text:p>
          </table:table-cell>
          <table:table-cell table:style-name="ce5" office:value-type="float" office:value="6.0650324821" calcext:value-type="float">
            <text:p>6.06503</text:p>
          </table:table-cell>
          <table:table-cell table:style-name="ce5" office:value-type="float" office:value="4.4802145958" calcext:value-type="float">
            <text:p>4.48021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.667" calcext:value-type="float">
            <text:p>14.667</text:p>
          </table:table-cell>
          <table:table-cell table:style-name="ce5" office:value-type="float" office:value="5.6974282265" calcext:value-type="float">
            <text:p>5.69743</text:p>
          </table:table-cell>
          <table:table-cell table:style-name="ce5" office:value-type="float" office:value="4.4647140503" calcext:value-type="float">
            <text:p>4.46471</text:p>
          </table:table-cell>
          <table:table-cell table:style-name="ce5" office:value-type="float" office:value="3.2322721481" calcext:value-type="float">
            <text:p>3.23227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9.3828735352" calcext:value-type="float">
            <text:p>9.38287</text:p>
          </table:table-cell>
          <table:table-cell table:style-name="ce5" office:value-type="float" office:value="8.6319789886" calcext:value-type="float">
            <text:p>8.63198</text:p>
          </table:table-cell>
          <table:table-cell table:style-name="ce5" office:value-type="float" office:value="8.0148038864" calcext:value-type="float">
            <text:p>8.0148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9.2073974609" calcext:value-type="float">
            <text:p>9.20740</text:p>
          </table:table-cell>
          <table:table-cell table:style-name="ce10" office:value-type="float" office:value="8.3683233261" calcext:value-type="float">
            <text:p>8.36832</text:p>
          </table:table-cell>
          <table:table-cell table:style-name="ce10" office:value-type="float" office:value="6.9563713074" calcext:value-type="float">
            <text:p>6.9563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9797868729" calcext:value-type="float">
            <text:p>4.97979</text:p>
          </table:table-cell>
          <table:table-cell table:style-name="ce5" office:value-type="float" office:value="2.241392374" calcext:value-type="float">
            <text:p>2.24139</text:p>
          </table:table-cell>
          <table:table-cell table:style-name="ce5" office:value-type="float" office:value="0.8406504989" calcext:value-type="float">
            <text:p>0.84065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6.1233139038" calcext:value-type="float">
            <text:p>6.12331</text:p>
          </table:table-cell>
          <table:table-cell table:style-name="ce5" office:value-type="float" office:value="5.2785387039" calcext:value-type="float">
            <text:p>5.2785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9.67719841" calcext:value-type="float">
            <text:p>9.67720</text:p>
          </table:table-cell>
          <table:table-cell table:style-name="ce5" office:value-type="float" office:value="8.9084215164" calcext:value-type="float">
            <text:p>8.90842</text:p>
          </table:table-cell>
          <table:table-cell table:style-name="ce5" office:value-type="float" office:value="9.5491447449" calcext:value-type="float">
            <text:p>9.5491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7.2562842369" calcext:value-type="float">
            <text:p>7.25628</text:p>
          </table:table-cell>
          <table:table-cell table:style-name="ce5" office:value-type="float" office:value="6.2365779877" calcext:value-type="float">
            <text:p>6.2365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9162688255" calcext:value-type="float">
            <text:p>6.91627</text:p>
          </table:table-cell>
          <table:table-cell table:style-name="ce5" office:value-type="float" office:value="6.0419569016" calcext:value-type="float">
            <text:p>6.04196</text:p>
          </table:table-cell>
          <table:table-cell table:style-name="ce5" office:value-type="float" office:value="4.4456372261" calcext:value-type="float">
            <text:p>4.44564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.833" calcext:value-type="float">
            <text:p>14.833</text:p>
          </table:table-cell>
          <table:table-cell table:style-name="ce5" office:value-type="float" office:value="5.8443512917" calcext:value-type="float">
            <text:p>5.84435</text:p>
          </table:table-cell>
          <table:table-cell table:style-name="ce5" office:value-type="float" office:value="4.4833779335" calcext:value-type="float">
            <text:p>4.48338</text:p>
          </table:table-cell>
          <table:table-cell table:style-name="ce5" office:value-type="float" office:value="3.2581470013" calcext:value-type="float">
            <text:p>3.25815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9.514626503" calcext:value-type="float">
            <text:p>9.51463</text:p>
          </table:table-cell>
          <table:table-cell table:style-name="ce5" office:value-type="float" office:value="8.7358903885" calcext:value-type="float">
            <text:p>8.73589</text:p>
          </table:table-cell>
          <table:table-cell table:style-name="ce5" office:value-type="float" office:value="8.0992460251" calcext:value-type="float">
            <text:p>8.0992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9.2990446091" calcext:value-type="float">
            <text:p>9.29904</text:p>
          </table:table-cell>
          <table:table-cell table:style-name="ce10" office:value-type="float" office:value="8.4388551712" calcext:value-type="float">
            <text:p>8.43886</text:p>
          </table:table-cell>
          <table:table-cell table:style-name="ce10" office:value-type="float" office:value="6.9909772873" calcext:value-type="float">
            <text:p>6.9909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9330358505" calcext:value-type="float">
            <text:p>4.93304</text:p>
          </table:table-cell>
          <table:table-cell table:style-name="ce5" office:value-type="float" office:value="2.2139453888" calcext:value-type="float">
            <text:p>2.21395</text:p>
          </table:table-cell>
          <table:table-cell table:style-name="ce5" office:value-type="float" office:value="0.8627231121" calcext:value-type="float">
            <text:p>0.86272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6.2368144989" calcext:value-type="float">
            <text:p>6.23681</text:p>
          </table:table-cell>
          <table:table-cell table:style-name="ce5" office:value-type="float" office:value="5.3657407761" calcext:value-type="float">
            <text:p>5.3657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9.976433754" calcext:value-type="float">
            <text:p>9.97643</text:p>
          </table:table-cell>
          <table:table-cell table:style-name="ce5" office:value-type="float" office:value="9.1490259171" calcext:value-type="float">
            <text:p>9.14903</text:p>
          </table:table-cell>
          <table:table-cell table:style-name="ce5" office:value-type="float" office:value="9.7164974213" calcext:value-type="float">
            <text:p>9.7165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7.3027276993" calcext:value-type="float">
            <text:p>7.30273</text:p>
          </table:table-cell>
          <table:table-cell table:style-name="ce5" office:value-type="float" office:value="6.3689866066" calcext:value-type="float">
            <text:p>6.3689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9696602821" calcext:value-type="float">
            <text:p>6.96966</text:p>
          </table:table-cell>
          <table:table-cell table:style-name="ce5" office:value-type="float" office:value="6.05803442" calcext:value-type="float">
            <text:p>6.05803</text:p>
          </table:table-cell>
          <table:table-cell table:style-name="ce5" office:value-type="float" office:value="4.4161205292" calcext:value-type="float">
            <text:p>4.41612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5" calcext:value-type="float">
            <text:p>15.000</text:p>
          </table:table-cell>
          <table:table-cell table:style-name="ce5" office:value-type="float" office:value="5.8659777641" calcext:value-type="float">
            <text:p>5.86598</text:p>
          </table:table-cell>
          <table:table-cell table:style-name="ce5" office:value-type="float" office:value="4.6359567642" calcext:value-type="float">
            <text:p>4.63596</text:p>
          </table:table-cell>
          <table:table-cell table:style-name="ce5" office:value-type="float" office:value="3.3561902046" calcext:value-type="float">
            <text:p>3.35619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9.5968446732" calcext:value-type="float">
            <text:p>9.59684</text:p>
          </table:table-cell>
          <table:table-cell table:style-name="ce5" office:value-type="float" office:value="8.8123579025" calcext:value-type="float">
            <text:p>8.81236</text:p>
          </table:table-cell>
          <table:table-cell table:style-name="ce5" office:value-type="float" office:value="8.1938400269" calcext:value-type="float">
            <text:p>8.1938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10" office:value-type="float" office:value="9.3355579376" calcext:value-type="float">
            <text:p>9.33556</text:p>
          </table:table-cell>
          <table:table-cell table:style-name="ce10" office:value-type="float" office:value="8.4428625107" calcext:value-type="float">
            <text:p>8.44286</text:p>
          </table:table-cell>
          <table:table-cell table:style-name="ce10" office:value-type="float" office:value="6.97488451" calcext:value-type="float">
            <text:p>6.9748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4.9648981094" calcext:value-type="float">
            <text:p>4.96490</text:p>
          </table:table-cell>
          <table:table-cell table:style-name="ce5" office:value-type="float" office:value="2.3012509346" calcext:value-type="float">
            <text:p>2.30125</text:p>
          </table:table-cell>
          <table:table-cell table:style-name="ce5" office:value-type="float" office:value="0.8754507899" calcext:value-type="float">
            <text:p>0.87545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5" office:value-type="float" office:value="6.2246704102" calcext:value-type="float">
            <text:p>6.22467</text:p>
          </table:table-cell>
          <table:table-cell table:style-name="ce5" office:value-type="float" office:value="5.3820605278" calcext:value-type="float">
            <text:p>5.3820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10.0982151031" calcext:value-type="float">
            <text:p>10.09822</text:p>
          </table:table-cell>
          <table:table-cell table:style-name="ce5" office:value-type="float" office:value="9.2459688187" calcext:value-type="float">
            <text:p>9.24597</text:p>
          </table:table-cell>
          <table:table-cell table:style-name="ce5" office:value-type="float" office:value="9.8300418854" calcext:value-type="float">
            <text:p>9.8300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7.31909132" calcext:value-type="float">
            <text:p>7.31909</text:p>
          </table:table-cell>
          <table:table-cell table:style-name="ce5" office:value-type="float" office:value="6.3649430275" calcext:value-type="float">
            <text:p>6.3649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5" office:value-type="float" office:value="6.9775352478" calcext:value-type="float">
            <text:p>6.97754</text:p>
          </table:table-cell>
          <table:table-cell table:style-name="ce5" office:value-type="float" office:value="6.052169323" calcext:value-type="float">
            <text:p>6.05217</text:p>
          </table:table-cell>
          <table:table-cell table:style-name="ce5" office:value-type="float" office:value="4.4147019386" calcext:value-type="float">
            <text:p>4.41470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5.167" calcext:value-type="float">
            <text:p>15.1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5.333" calcext:value-type="float">
            <text:p>15.3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5.5" calcext:value-type="float">
            <text:p>15.5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5.667" calcext:value-type="float">
            <text:p>15.6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5.833" calcext:value-type="float">
            <text:p>15.8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6" calcext:value-type="float">
            <text:p>16.0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6.167" calcext:value-type="float">
            <text:p>16.1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6.3" calcext:value-type="float">
            <text:p>16.3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6.467" calcext:value-type="float">
            <text:p>16.4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6.633" calcext:value-type="float">
            <text:p>16.6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6.8" calcext:value-type="float">
            <text:p>16.8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6.967" calcext:value-type="float">
            <text:p>16.9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7.133" calcext:value-type="float">
            <text:p>17.1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7.3" calcext:value-type="float">
            <text:p>17.3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7.467" calcext:value-type="float">
            <text:p>17.4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7.633" calcext:value-type="float">
            <text:p>17.6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7.8" calcext:value-type="float">
            <text:p>17.8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7.967" calcext:value-type="float">
            <text:p>17.9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8.133" calcext:value-type="float">
            <text:p>18.1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8.3" calcext:value-type="float">
            <text:p>18.3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8.467" calcext:value-type="float">
            <text:p>18.4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8.633" calcext:value-type="float">
            <text:p>18.6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8.8" calcext:value-type="float">
            <text:p>18.8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8.967" calcext:value-type="float">
            <text:p>18.9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9.133" calcext:value-type="float">
            <text:p>19.1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9.3" calcext:value-type="float">
            <text:p>19.3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9.467" calcext:value-type="float">
            <text:p>19.4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9.633" calcext:value-type="float">
            <text:p>19.6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9.8" calcext:value-type="float">
            <text:p>19.8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19.967" calcext:value-type="float">
            <text:p>19.9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0.133" calcext:value-type="float">
            <text:p>20.1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0.3" calcext:value-type="float">
            <text:p>20.3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0.467" calcext:value-type="float">
            <text:p>20.4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0.633" calcext:value-type="float">
            <text:p>20.6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0.8" calcext:value-type="float">
            <text:p>20.8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0.967" calcext:value-type="float">
            <text:p>20.9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1.133" calcext:value-type="float">
            <text:p>21.1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1.3" calcext:value-type="float">
            <text:p>21.3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1.467" calcext:value-type="float">
            <text:p>21.4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1.633" calcext:value-type="float">
            <text:p>21.6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1.8" calcext:value-type="float">
            <text:p>21.8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1.967" calcext:value-type="float">
            <text:p>21.9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2.133" calcext:value-type="float">
            <text:p>22.1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2.3" calcext:value-type="float">
            <text:p>22.3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2.467" calcext:value-type="float">
            <text:p>22.4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2.633" calcext:value-type="float">
            <text:p>22.6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2.8" calcext:value-type="float">
            <text:p>22.8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2.967" calcext:value-type="float">
            <text:p>22.9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3.133" calcext:value-type="float">
            <text:p>23.1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3.3" calcext:value-type="float">
            <text:p>23.3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3.467" calcext:value-type="float">
            <text:p>23.467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3.633" calcext:value-type="float">
            <text:p>23.633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3.8" calcext:value-type="float">
            <text:p>23.800</text:p>
          </table:table-cell>
          <table:table-cell table:style-name="ce6" table:number-columns-repeated="38"/>
          <table:table-cell table:number-columns-repeated="2"/>
        </table:table-row>
        <table:table-row table:style-name="ro2">
          <table:table-cell office:value-type="float" office:value="23.967" calcext:value-type="float">
            <text:p>23.967</text:p>
          </table:table-cell>
          <table:table-cell table:style-name="ce6" table:number-columns-repeated="3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3" loext:min-decimal-places="3" number:min-integer-digits="1" number:grouping="true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5" loext:min-decimal-places="5" number:min-integer-digits="1" number:grouping="true"/>
    </number:number-style>
    <number:number-style style:name="N135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11:12:16.491507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01:24.756568398</meta:creation-date>
    <dc:date>2019-03-22T17:10:48.771504653</dc:date>
    <meta:editing-duration>PT16M24S</meta:editing-duration>
    <meta:editing-cycles>4</meta:editing-cycles>
    <meta:generator>LibreOffice/5.1.6.2$Linux_X86_64 LibreOffice_project/10m0$Build-2</meta:generator>
    <meta:document-statistic meta:table-count="1" meta:cell-count="910" meta:object-count="0"/>
  </office:meta>
</office:document-meta>
</file>